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1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English</text:p>
          </table:table-cell>
          <table:table-cell office:value-type="string">
            <text:p>Italiano</text:p>
          </table:table-cell>
        </table:table-row>
        <table:table-row table:style-name="ro1">
          <table:table-cell office:value-type="string">
            <text:p>app</text:p>
          </table:table-cell>
          <table:table-cell office:value-type="string">
            <text:p>Appraise</text:p>
          </table:table-cell>
          <table:table-cell/>
        </table:table-row>
        <table:table-row table:style-name="ro1">
          <table:table-cell office:value-type="string">
            <text:p>bal</text:p>
          </table:table-cell>
          <table:table-cell office:value-type="string">
            <text:p>Balance</text:p>
          </table:table-cell>
          <table:table-cell/>
        </table:table-row>
        <table:table-row table:style-name="ro2">
          <table:table-cell office:value-type="string">
            <text:p>blu</text:p>
          </table:table-cell>
          <table:table-cell office:value-type="string">
            <text:p>Bluff</text:p>
          </table:table-cell>
          <table:table-cell/>
        </table:table-row>
        <table:table-row table:style-name="ro1">
          <table:table-cell office:value-type="string">
            <text:p>cli</text:p>
          </table:table-cell>
          <table:table-cell office:value-type="string">
            <text:p>Climb</text:p>
          </table:table-cell>
          <table:table-cell/>
        </table:table-row>
        <table:table-row table:style-name="ro1">
          <table:table-cell office:value-type="string">
            <text:p>con</text:p>
          </table:table-cell>
          <table:table-cell office:value-type="string">
            <text:p>Concentration</text:p>
          </table:table-cell>
          <table:table-cell/>
        </table:table-row>
        <table:table-row table:style-name="ro1">
          <table:table-cell office:value-type="string">
            <text:p>crf</text:p>
          </table:table-cell>
          <table:table-cell office:value-type="string">
            <text:p>Craft</text:p>
          </table:table-cell>
          <table:table-cell/>
        </table:table-row>
        <table:table-row table:style-name="ro1">
          <table:table-cell office:value-type="string">
            <text:p>desc</text:p>
          </table:table-cell>
          <table:table-cell office:value-type="string">
            <text:p>Decipher Script</text:p>
          </table:table-cell>
          <table:table-cell/>
        </table:table-row>
        <table:table-row table:style-name="ro1">
          <table:table-cell office:value-type="string">
            <text:p>dip</text:p>
          </table:table-cell>
          <table:table-cell office:value-type="string">
            <text:p>Diplomacy</text:p>
          </table:table-cell>
          <table:table-cell/>
        </table:table-row>
        <table:table-row table:style-name="ro1">
          <table:table-cell office:value-type="string">
            <text:p>dide</text:p>
          </table:table-cell>
          <table:table-cell office:value-type="string">
            <text:p>Disable Device</text:p>
          </table:table-cell>
          <table:table-cell/>
        </table:table-row>
        <table:table-row table:style-name="ro1">
          <table:table-cell office:value-type="string">
            <text:p>dis</text:p>
          </table:table-cell>
          <table:table-cell office:value-type="string">
            <text:p>Disguise</text:p>
          </table:table-cell>
          <table:table-cell/>
        </table:table-row>
        <table:table-row table:style-name="ro1">
          <table:table-cell office:value-type="string">
            <text:p>esar</text:p>
          </table:table-cell>
          <table:table-cell office:value-type="string">
            <text:p>Escape Artist</text:p>
          </table:table-cell>
          <table:table-cell/>
        </table:table-row>
        <table:table-row table:style-name="ro1">
          <table:table-cell office:value-type="string">
            <text:p>for</text:p>
          </table:table-cell>
          <table:table-cell office:value-type="string">
            <text:p>Forgery</text:p>
          </table:table-cell>
          <table:table-cell/>
        </table:table-row>
        <table:table-row table:style-name="ro1">
          <table:table-cell office:value-type="string">
            <text:p>gain</text:p>
          </table:table-cell>
          <table:table-cell office:value-type="string">
            <text:p>Gather Information</text:p>
          </table:table-cell>
          <table:table-cell/>
        </table:table-row>
        <table:table-row table:style-name="ro1">
          <table:table-cell office:value-type="string">
            <text:p>haan</text:p>
          </table:table-cell>
          <table:table-cell office:value-type="string">
            <text:p>Handle Animal</text:p>
          </table:table-cell>
          <table:table-cell/>
        </table:table-row>
        <table:table-row table:style-name="ro1">
          <table:table-cell office:value-type="string">
            <text:p>hea</text:p>
          </table:table-cell>
          <table:table-cell office:value-type="string">
            <text:p>Heal</text:p>
          </table:table-cell>
          <table:table-cell/>
        </table:table-row>
        <table:table-row table:style-name="ro1">
          <table:table-cell office:value-type="string">
            <text:p>hid</text:p>
          </table:table-cell>
          <table:table-cell office:value-type="string">
            <text:p>Hide</text:p>
          </table:table-cell>
          <table:table-cell/>
        </table:table-row>
        <table:table-row table:style-name="ro1">
          <table:table-cell office:value-type="string">
            <text:p>intm</text:p>
          </table:table-cell>
          <table:table-cell office:value-type="string">
            <text:p>Intimidate</text:p>
          </table:table-cell>
          <table:table-cell/>
        </table:table-row>
        <table:table-row table:style-name="ro1">
          <table:table-cell office:value-type="string">
            <text:p>jmp</text:p>
          </table:table-cell>
          <table:table-cell office:value-type="string">
            <text:p>Jump</text:p>
          </table:table-cell>
          <table:table-cell/>
        </table:table-row>
        <table:table-row table:style-name="ro1">
          <table:table-cell office:value-type="string">
            <text:p>knl</text:p>
          </table:table-cell>
          <table:table-cell office:value-type="string">
            <text:p>Knowledge</text:p>
          </table:table-cell>
          <table:table-cell/>
        </table:table-row>
        <table:table-row table:style-name="ro1">
          <table:table-cell office:value-type="string">
            <text:p>lis</text:p>
          </table:table-cell>
          <table:table-cell office:value-type="string">
            <text:p>Listen</text:p>
          </table:table-cell>
          <table:table-cell/>
        </table:table-row>
        <table:table-row table:style-name="ro1">
          <table:table-cell office:value-type="string">
            <text:p>mosi</text:p>
          </table:table-cell>
          <table:table-cell office:value-type="string">
            <text:p>Move Silently</text:p>
          </table:table-cell>
          <table:table-cell/>
        </table:table-row>
        <table:table-row table:style-name="ro1">
          <table:table-cell office:value-type="string">
            <text:p>oplo</text:p>
          </table:table-cell>
          <table:table-cell office:value-type="string">
            <text:p>Open Lock</text:p>
          </table:table-cell>
          <table:table-cell/>
        </table:table-row>
        <table:table-row table:style-name="ro1">
          <table:table-cell office:value-type="string">
            <text:p>per</text:p>
          </table:table-cell>
          <table:table-cell office:value-type="string">
            <text:p>Perform</text:p>
          </table:table-cell>
          <table:table-cell/>
        </table:table-row>
        <table:table-row table:style-name="ro1">
          <table:table-cell office:value-type="string">
            <text:p>pro</text:p>
          </table:table-cell>
          <table:table-cell office:value-type="string">
            <text:p>Profession</text:p>
          </table:table-cell>
          <table:table-cell/>
        </table:table-row>
        <table:table-row table:style-name="ro1">
          <table:table-cell office:value-type="string">
            <text:p>rid</text:p>
          </table:table-cell>
          <table:table-cell office:value-type="string">
            <text:p>Ride</text:p>
          </table:table-cell>
          <table:table-cell/>
        </table:table-row>
        <table:table-row table:style-name="ro1">
          <table:table-cell office:value-type="string">
            <text:p>sea</text:p>
          </table:table-cell>
          <table:table-cell office:value-type="string">
            <text:p>Search</text:p>
          </table:table-cell>
          <table:table-cell/>
        </table:table-row>
        <table:table-row table:style-name="ro1">
          <table:table-cell office:value-type="string">
            <text:p>semo</text:p>
          </table:table-cell>
          <table:table-cell office:value-type="string">
            <text:p>Sense Motive</text:p>
          </table:table-cell>
          <table:table-cell/>
        </table:table-row>
        <table:table-row table:style-name="ro1">
          <table:table-cell office:value-type="string">
            <text:p>sle</text:p>
          </table:table-cell>
          <table:table-cell office:value-type="string">
            <text:p>Sleight Of Hand</text:p>
          </table:table-cell>
          <table:table-cell/>
        </table:table-row>
        <table:table-row table:style-name="ro1">
          <table:table-cell office:value-type="string">
            <text:p>spla</text:p>
          </table:table-cell>
          <table:table-cell office:value-type="string">
            <text:p>Speak Language</text:p>
          </table:table-cell>
          <table:table-cell/>
        </table:table-row>
        <table:table-row table:style-name="ro1">
          <table:table-cell office:value-type="string">
            <text:p>spe</text:p>
          </table:table-cell>
          <table:table-cell office:value-type="string">
            <text:p>Spellcraft</text:p>
          </table:table-cell>
          <table:table-cell/>
        </table:table-row>
        <table:table-row table:style-name="ro1">
          <table:table-cell office:value-type="string">
            <text:p>spo</text:p>
          </table:table-cell>
          <table:table-cell office:value-type="string">
            <text:p>Spot</text:p>
          </table:table-cell>
          <table:table-cell/>
        </table:table-row>
        <table:table-row table:style-name="ro1">
          <table:table-cell office:value-type="string">
            <text:p>sur</text:p>
          </table:table-cell>
          <table:table-cell office:value-type="string">
            <text:p>Survival</text:p>
          </table:table-cell>
          <table:table-cell/>
        </table:table-row>
        <table:table-row table:style-name="ro1">
          <table:table-cell office:value-type="string">
            <text:p>swi</text:p>
          </table:table-cell>
          <table:table-cell office:value-type="string">
            <text:p>Swim</text:p>
          </table:table-cell>
          <table:table-cell/>
        </table:table-row>
        <table:table-row table:style-name="ro1">
          <table:table-cell office:value-type="string">
            <text:p>tum</text:p>
          </table:table-cell>
          <table:table-cell office:value-type="string">
            <text:p>Tumble</text:p>
          </table:table-cell>
          <table:table-cell/>
        </table:table-row>
        <table:table-row table:style-name="ro1">
          <table:table-cell office:value-type="string">
            <text:p>umd</text:p>
          </table:table-cell>
          <table:table-cell office:value-type="string">
            <text:p>Use Magic Device</text:p>
          </table:table-cell>
          <table:table-cell/>
        </table:table-row>
        <table:table-row table:style-name="ro1">
          <table:table-cell office:value-type="string">
            <text:p>uro</text:p>
          </table:table-cell>
          <table:table-cell office:value-type="string">
            <text:p>Use Rope</text:p>
          </table:table-cell>
          <table:table-cell/>
        </table:table-row>
      </table:table>
      <table:table table:name="Foglio2" table:style-name="ta1">
        <table:table-column table:style-name="co3" table:number-columns-repeated="7" table:default-cell-style-name="Default"/>
        <table:table-row table:style-name="ro1">
          <table:table-cell office:value-type="string">
            <text:p>&lt;</text:p>
          </table:table-cell>
          <table:table-cell office:value-type="string">
            <text:p>app</text:p>
          </table:table-cell>
          <table:table-cell office:value-type="string">
            <text:p>&gt;</text:p>
          </table:table-cell>
          <table:table-cell office:value-type="string">
            <text:p>Appraise</text:p>
          </table:table-cell>
          <table:table-cell office:value-type="string">
            <text:p>&lt;/</text:p>
          </table:table-cell>
          <table:table-cell office:value-type="string">
            <text:p>app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bal</text:p>
          </table:table-cell>
          <table:table-cell office:value-type="string">
            <text:p>&gt;</text:p>
          </table:table-cell>
          <table:table-cell office:value-type="string">
            <text:p>Balance</text:p>
          </table:table-cell>
          <table:table-cell office:value-type="string">
            <text:p>&lt;/</text:p>
          </table:table-cell>
          <table:table-cell office:value-type="string">
            <text:p>bal</text:p>
          </table:table-cell>
          <table:table-cell office:value-type="string">
            <text:p>&gt;</text:p>
          </table:table-cell>
        </table:table-row>
        <table:table-row table:style-name="ro2">
          <table:table-cell office:value-type="string">
            <text:p>&lt;</text:p>
          </table:table-cell>
          <table:table-cell office:value-type="string">
            <text:p>blu</text:p>
          </table:table-cell>
          <table:table-cell office:value-type="string">
            <text:p>&gt;</text:p>
          </table:table-cell>
          <table:table-cell office:value-type="string">
            <text:p>Bluff</text:p>
          </table:table-cell>
          <table:table-cell office:value-type="string">
            <text:p>&lt;/</text:p>
          </table:table-cell>
          <table:table-cell office:value-type="string">
            <text:p>blu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cli</text:p>
          </table:table-cell>
          <table:table-cell office:value-type="string">
            <text:p>&gt;</text:p>
          </table:table-cell>
          <table:table-cell office:value-type="string">
            <text:p>Climb</text:p>
          </table:table-cell>
          <table:table-cell office:value-type="string">
            <text:p>&lt;/</text:p>
          </table:table-cell>
          <table:table-cell office:value-type="string">
            <text:p>cli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con</text:p>
          </table:table-cell>
          <table:table-cell office:value-type="string">
            <text:p>&gt;</text:p>
          </table:table-cell>
          <table:table-cell office:value-type="string">
            <text:p>Concentration</text:p>
          </table:table-cell>
          <table:table-cell office:value-type="string">
            <text:p>&lt;/</text:p>
          </table:table-cell>
          <table:table-cell office:value-type="string">
            <text:p>con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crf</text:p>
          </table:table-cell>
          <table:table-cell office:value-type="string">
            <text:p>&gt;</text:p>
          </table:table-cell>
          <table:table-cell office:value-type="string">
            <text:p>Craft</text:p>
          </table:table-cell>
          <table:table-cell office:value-type="string">
            <text:p>&lt;/</text:p>
          </table:table-cell>
          <table:table-cell office:value-type="string">
            <text:p>crf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desc</text:p>
          </table:table-cell>
          <table:table-cell office:value-type="string">
            <text:p>&gt;</text:p>
          </table:table-cell>
          <table:table-cell office:value-type="string">
            <text:p>Decipher Script</text:p>
          </table:table-cell>
          <table:table-cell office:value-type="string">
            <text:p>&lt;/</text:p>
          </table:table-cell>
          <table:table-cell office:value-type="string">
            <text:p>desc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dip</text:p>
          </table:table-cell>
          <table:table-cell office:value-type="string">
            <text:p>&gt;</text:p>
          </table:table-cell>
          <table:table-cell office:value-type="string">
            <text:p>Diplomacy</text:p>
          </table:table-cell>
          <table:table-cell office:value-type="string">
            <text:p>&lt;/</text:p>
          </table:table-cell>
          <table:table-cell office:value-type="string">
            <text:p>dip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dide</text:p>
          </table:table-cell>
          <table:table-cell office:value-type="string">
            <text:p>&gt;</text:p>
          </table:table-cell>
          <table:table-cell office:value-type="string">
            <text:p>Disable Device</text:p>
          </table:table-cell>
          <table:table-cell office:value-type="string">
            <text:p>&lt;/</text:p>
          </table:table-cell>
          <table:table-cell office:value-type="string">
            <text:p>dide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dis</text:p>
          </table:table-cell>
          <table:table-cell office:value-type="string">
            <text:p>&gt;</text:p>
          </table:table-cell>
          <table:table-cell office:value-type="string">
            <text:p>Disguise</text:p>
          </table:table-cell>
          <table:table-cell office:value-type="string">
            <text:p>&lt;/</text:p>
          </table:table-cell>
          <table:table-cell office:value-type="string">
            <text:p>dis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esar</text:p>
          </table:table-cell>
          <table:table-cell office:value-type="string">
            <text:p>&gt;</text:p>
          </table:table-cell>
          <table:table-cell office:value-type="string">
            <text:p>Escape Artist</text:p>
          </table:table-cell>
          <table:table-cell office:value-type="string">
            <text:p>&lt;/</text:p>
          </table:table-cell>
          <table:table-cell office:value-type="string">
            <text:p>esar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for</text:p>
          </table:table-cell>
          <table:table-cell office:value-type="string">
            <text:p>&gt;</text:p>
          </table:table-cell>
          <table:table-cell office:value-type="string">
            <text:p>Forgery</text:p>
          </table:table-cell>
          <table:table-cell office:value-type="string">
            <text:p>&lt;/</text:p>
          </table:table-cell>
          <table:table-cell office:value-type="string">
            <text:p>for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gain</text:p>
          </table:table-cell>
          <table:table-cell office:value-type="string">
            <text:p>&gt;</text:p>
          </table:table-cell>
          <table:table-cell office:value-type="string">
            <text:p>Gather Information</text:p>
          </table:table-cell>
          <table:table-cell office:value-type="string">
            <text:p>&lt;/</text:p>
          </table:table-cell>
          <table:table-cell office:value-type="string">
            <text:p>gain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haan</text:p>
          </table:table-cell>
          <table:table-cell office:value-type="string">
            <text:p>&gt;</text:p>
          </table:table-cell>
          <table:table-cell office:value-type="string">
            <text:p>Handle Animal</text:p>
          </table:table-cell>
          <table:table-cell office:value-type="string">
            <text:p>&lt;/</text:p>
          </table:table-cell>
          <table:table-cell office:value-type="string">
            <text:p>haan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hea</text:p>
          </table:table-cell>
          <table:table-cell office:value-type="string">
            <text:p>&gt;</text:p>
          </table:table-cell>
          <table:table-cell office:value-type="string">
            <text:p>Heal</text:p>
          </table:table-cell>
          <table:table-cell office:value-type="string">
            <text:p>&lt;/</text:p>
          </table:table-cell>
          <table:table-cell office:value-type="string">
            <text:p>hea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hid</text:p>
          </table:table-cell>
          <table:table-cell office:value-type="string">
            <text:p>&gt;</text:p>
          </table:table-cell>
          <table:table-cell office:value-type="string">
            <text:p>Hide</text:p>
          </table:table-cell>
          <table:table-cell office:value-type="string">
            <text:p>&lt;/</text:p>
          </table:table-cell>
          <table:table-cell office:value-type="string">
            <text:p>hid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intm</text:p>
          </table:table-cell>
          <table:table-cell office:value-type="string">
            <text:p>&gt;</text:p>
          </table:table-cell>
          <table:table-cell office:value-type="string">
            <text:p>Intimidate</text:p>
          </table:table-cell>
          <table:table-cell office:value-type="string">
            <text:p>&lt;/</text:p>
          </table:table-cell>
          <table:table-cell office:value-type="string">
            <text:p>intm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jmp</text:p>
          </table:table-cell>
          <table:table-cell office:value-type="string">
            <text:p>&gt;</text:p>
          </table:table-cell>
          <table:table-cell office:value-type="string">
            <text:p>Jump</text:p>
          </table:table-cell>
          <table:table-cell office:value-type="string">
            <text:p>&lt;/</text:p>
          </table:table-cell>
          <table:table-cell office:value-type="string">
            <text:p>jmp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knl</text:p>
          </table:table-cell>
          <table:table-cell office:value-type="string">
            <text:p>&gt;</text:p>
          </table:table-cell>
          <table:table-cell office:value-type="string">
            <text:p>Knowledge</text:p>
          </table:table-cell>
          <table:table-cell office:value-type="string">
            <text:p>&lt;/</text:p>
          </table:table-cell>
          <table:table-cell office:value-type="string">
            <text:p>knl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lis</text:p>
          </table:table-cell>
          <table:table-cell office:value-type="string">
            <text:p>&gt;</text:p>
          </table:table-cell>
          <table:table-cell office:value-type="string">
            <text:p>Listen</text:p>
          </table:table-cell>
          <table:table-cell office:value-type="string">
            <text:p>&lt;/</text:p>
          </table:table-cell>
          <table:table-cell office:value-type="string">
            <text:p>lis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mosi</text:p>
          </table:table-cell>
          <table:table-cell office:value-type="string">
            <text:p>&gt;</text:p>
          </table:table-cell>
          <table:table-cell office:value-type="string">
            <text:p>Move Silently</text:p>
          </table:table-cell>
          <table:table-cell office:value-type="string">
            <text:p>&lt;/</text:p>
          </table:table-cell>
          <table:table-cell office:value-type="string">
            <text:p>mosi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oplo</text:p>
          </table:table-cell>
          <table:table-cell office:value-type="string">
            <text:p>&gt;</text:p>
          </table:table-cell>
          <table:table-cell office:value-type="string">
            <text:p>Open Lock</text:p>
          </table:table-cell>
          <table:table-cell office:value-type="string">
            <text:p>&lt;/</text:p>
          </table:table-cell>
          <table:table-cell office:value-type="string">
            <text:p>oplo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per</text:p>
          </table:table-cell>
          <table:table-cell office:value-type="string">
            <text:p>&gt;</text:p>
          </table:table-cell>
          <table:table-cell office:value-type="string">
            <text:p>Perform</text:p>
          </table:table-cell>
          <table:table-cell office:value-type="string">
            <text:p>&lt;/</text:p>
          </table:table-cell>
          <table:table-cell office:value-type="string">
            <text:p>per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pro</text:p>
          </table:table-cell>
          <table:table-cell office:value-type="string">
            <text:p>&gt;</text:p>
          </table:table-cell>
          <table:table-cell office:value-type="string">
            <text:p>Profession</text:p>
          </table:table-cell>
          <table:table-cell office:value-type="string">
            <text:p>&lt;/</text:p>
          </table:table-cell>
          <table:table-cell office:value-type="string">
            <text:p>pro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rid</text:p>
          </table:table-cell>
          <table:table-cell office:value-type="string">
            <text:p>&gt;</text:p>
          </table:table-cell>
          <table:table-cell office:value-type="string">
            <text:p>Ride</text:p>
          </table:table-cell>
          <table:table-cell office:value-type="string">
            <text:p>&lt;/</text:p>
          </table:table-cell>
          <table:table-cell office:value-type="string">
            <text:p>rid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sea</text:p>
          </table:table-cell>
          <table:table-cell office:value-type="string">
            <text:p>&gt;</text:p>
          </table:table-cell>
          <table:table-cell office:value-type="string">
            <text:p>Search</text:p>
          </table:table-cell>
          <table:table-cell office:value-type="string">
            <text:p>&lt;/</text:p>
          </table:table-cell>
          <table:table-cell office:value-type="string">
            <text:p>sea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semo</text:p>
          </table:table-cell>
          <table:table-cell office:value-type="string">
            <text:p>&gt;</text:p>
          </table:table-cell>
          <table:table-cell office:value-type="string">
            <text:p>Sense Motive</text:p>
          </table:table-cell>
          <table:table-cell office:value-type="string">
            <text:p>&lt;/</text:p>
          </table:table-cell>
          <table:table-cell office:value-type="string">
            <text:p>semo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sle</text:p>
          </table:table-cell>
          <table:table-cell office:value-type="string">
            <text:p>&gt;</text:p>
          </table:table-cell>
          <table:table-cell office:value-type="string">
            <text:p>Sleight Of Hand</text:p>
          </table:table-cell>
          <table:table-cell office:value-type="string">
            <text:p>&lt;/</text:p>
          </table:table-cell>
          <table:table-cell office:value-type="string">
            <text:p>sle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spla</text:p>
          </table:table-cell>
          <table:table-cell office:value-type="string">
            <text:p>&gt;</text:p>
          </table:table-cell>
          <table:table-cell office:value-type="string">
            <text:p>Speak Language</text:p>
          </table:table-cell>
          <table:table-cell office:value-type="string">
            <text:p>&lt;/</text:p>
          </table:table-cell>
          <table:table-cell office:value-type="string">
            <text:p>spla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spe</text:p>
          </table:table-cell>
          <table:table-cell office:value-type="string">
            <text:p>&gt;</text:p>
          </table:table-cell>
          <table:table-cell office:value-type="string">
            <text:p>Spellcraft</text:p>
          </table:table-cell>
          <table:table-cell office:value-type="string">
            <text:p>&lt;/</text:p>
          </table:table-cell>
          <table:table-cell office:value-type="string">
            <text:p>spe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spo</text:p>
          </table:table-cell>
          <table:table-cell office:value-type="string">
            <text:p>&gt;</text:p>
          </table:table-cell>
          <table:table-cell office:value-type="string">
            <text:p>Spot</text:p>
          </table:table-cell>
          <table:table-cell office:value-type="string">
            <text:p>&lt;/</text:p>
          </table:table-cell>
          <table:table-cell office:value-type="string">
            <text:p>spo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sur</text:p>
          </table:table-cell>
          <table:table-cell office:value-type="string">
            <text:p>&gt;</text:p>
          </table:table-cell>
          <table:table-cell office:value-type="string">
            <text:p>Survival</text:p>
          </table:table-cell>
          <table:table-cell office:value-type="string">
            <text:p>&lt;/</text:p>
          </table:table-cell>
          <table:table-cell office:value-type="string">
            <text:p>sur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swi</text:p>
          </table:table-cell>
          <table:table-cell office:value-type="string">
            <text:p>&gt;</text:p>
          </table:table-cell>
          <table:table-cell office:value-type="string">
            <text:p>Swim</text:p>
          </table:table-cell>
          <table:table-cell office:value-type="string">
            <text:p>&lt;/</text:p>
          </table:table-cell>
          <table:table-cell office:value-type="string">
            <text:p>swi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tum</text:p>
          </table:table-cell>
          <table:table-cell office:value-type="string">
            <text:p>&gt;</text:p>
          </table:table-cell>
          <table:table-cell office:value-type="string">
            <text:p>Tumble</text:p>
          </table:table-cell>
          <table:table-cell office:value-type="string">
            <text:p>&lt;/</text:p>
          </table:table-cell>
          <table:table-cell office:value-type="string">
            <text:p>tum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umd</text:p>
          </table:table-cell>
          <table:table-cell office:value-type="string">
            <text:p>&gt;</text:p>
          </table:table-cell>
          <table:table-cell office:value-type="string">
            <text:p>Use Magic Device</text:p>
          </table:table-cell>
          <table:table-cell office:value-type="string">
            <text:p>&lt;/</text:p>
          </table:table-cell>
          <table:table-cell office:value-type="string">
            <text:p>umd</text:p>
          </table:table-cell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string">
            <text:p>uro</text:p>
          </table:table-cell>
          <table:table-cell office:value-type="string">
            <text:p>&gt;</text:p>
          </table:table-cell>
          <table:table-cell office:value-type="string">
            <text:p>Use Rope</text:p>
          </table:table-cell>
          <table:table-cell office:value-type="string">
            <text:p>&lt;/</text:p>
          </table:table-cell>
          <table:table-cell office:value-type="string">
            <text:p>uro</text:p>
          </table:table-cell>
          <table:table-cell office:value-type="string">
            <text:p>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Rapetti</meta:initial-creator>
    <meta:creation-date>2014-04-16T17:49:19.89</meta:creation-date>
    <dc:date>2014-04-16T20:21:43.80</dc:date>
    <dc:creator>Daniele Rapetti</dc:creator>
    <meta:editing-duration>PT2H27M22S</meta:editing-duration>
    <meta:editing-cycles>2</meta:editing-cycles>
    <meta:generator>LibreOffice/4.0.6.2$Windows_x86 LibreOffice_project/2e2573268451a50806fcd60ae2d9fe01dd0ce24</meta:generator>
    <meta:document-statistic meta:table-count="2" meta:cell-count="327" meta:object-count="0"/>
    <meta:user-defined meta:name="qrichtext">1</meta:user-defined>
  </office:meta>
</office:document-meta>
</file>